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28b22" style:text-outline="false" style:text-line-through-style="none" style:font-name="Courier New" fo:font-size="11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5" calcext:value-type="float">
            <text:p>-0,15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4" calcext:value-type="float">
            <text:p>0,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5" calcext:value-type="float">
            <text:p>-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" calcext:value-type="float">
            <text:p>-0,3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-0.07" calcext:value-type="float">
            <text:p>-0,07</text:p>
          </table:table-cell>
          <table:table-cell office:value-type="float" office:value="-0.14" calcext:value-type="float">
            <text:p>-0,14</text:p>
          </table:table-cell>
          <table:table-cell office:value-type="float" office:value="0.6" calcext:value-type="float">
            <text:p>0,6</text:p>
          </table:table-cell>
          <table:table-cell office:value-type="float" office:value="-0.2" calcext:value-type="float">
            <text:p>-0,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-0.12" calcext:value-type="float">
            <text:p>-0,12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55" calcext:value-type="float">
            <text:p>-0,55</text:p>
          </table:table-cell>
          <table:table-cell office:value-type="float" office:value="-0.61" calcext:value-type="float">
            <text:p>-0,61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<text:s/>spo <text:s text:c="9"/>sdo <text:s text:c="6"/>sho <text:s text:c="5"/>sca <text:s text:c="4"/>scb <text:s text:c="5"/>scc <text:s text:c="4"/>scd <text:s text:c="7"/>sg <text:s text:c="6"/>sp <text:s text:c="6"/>do1 <text:s text:c="4"/>do2 <text:s text:c="5"/>do3 <text:s text:c="6"/>cpo <text:s text:c="5"/>cdo <text:s text:c="5"/>cho <text:s text:c="5"/>uo1 <text:s text:c="5"/>uo2 <text:s text:c="5"/>uo3 <text:s text:c="5"/>udc $ucc</text:p>
          </table:table-cell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tr" fo:country="T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1.3.2$Windows_x86 LibreOffice_project/70feb7d99726f064edab4605a8ab840c50ec57a</meta:generator>
    <dc:date>2013-11-16T00:56:06.043000000</dc:date>
    <meta:document-statistic meta:table-count="3" meta:cell-count="261" meta:object-count="0"/>
    <meta:user-defined meta:name="Info 1"/>
    <meta:user-defined meta:name="Info 2"/>
    <meta:user-defined meta:name="Info 3"/>
    <meta:user-defined meta:name="Info 4"/>
  </office:meta>
</office:document-meta>
</file>